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10f3482"/>
    </style:style>
    <style:style style:name="P3" style:family="paragraph" style:parent-style-name="Text_20_body">
      <style:paragraph-properties fo:text-align="start" style:justify-single-word="false"/>
      <style:text-properties officeooo:paragraph-rsid="015e4c5d"/>
    </style:style>
    <style:style style:name="P4" style:family="paragraph" style:parent-style-name="Text_20_body">
      <style:paragraph-properties fo:text-align="start" style:justify-single-word="false"/>
      <style:text-properties officeooo:paragraph-rsid="01d47c95"/>
    </style:style>
    <style:style style:name="P5" style:family="paragraph" style:parent-style-name="Text_20_body">
      <style:paragraph-properties fo:text-align="start" style:justify-single-word="false"/>
      <style:text-properties officeooo:paragraph-rsid="01e2e872"/>
    </style:style>
    <style:style style:name="P6" style:family="paragraph" style:parent-style-name="Text_20_body">
      <style:paragraph-properties fo:text-align="start" style:justify-single-word="false"/>
      <style:text-properties officeooo:rsid="0200adef" officeooo:paragraph-rsid="0200adef"/>
    </style:style>
    <style:style style:name="T1" style:family="text">
      <style:text-properties style:font-name="sans-serif" fo:font-size="18.75pt" officeooo:rsid="01ab6838"/>
    </style:style>
    <style:style style:name="T2" style:family="text">
      <style:text-properties officeooo:rsid="01ab1a1b"/>
    </style:style>
    <style:style style:name="T3" style:family="text">
      <style:text-properties officeooo:rsid="01b52d0c"/>
    </style:style>
    <style:style style:name="T4" style:family="text">
      <style:text-properties officeooo:rsid="01cf56b1"/>
    </style:style>
    <style:style style:name="T5" style:family="text">
      <style:text-properties officeooo:rsid="01d47c95"/>
    </style:style>
    <style:style style:name="T6" style:family="text">
      <style:text-properties fo:font-weight="bold" officeooo:rsid="01d47c95" style:font-weight-asian="bold" style:font-weight-complex="bold"/>
    </style:style>
    <style:style style:name="T7" style:family="text">
      <style:text-properties fo:font-weight="bold" officeooo:rsid="01e2e872" style:font-weight-asian="bold" style:font-weight-complex="bold"/>
    </style:style>
    <style:style style:name="T8" style:family="text">
      <style:text-properties fo:font-weight="bold" officeooo:rsid="0207792e" style:font-weight-asian="bold" style:font-weight-complex="bold"/>
    </style:style>
    <style:style style:name="T9" style:family="text">
      <style:text-properties officeooo:rsid="01d9c8c1"/>
    </style:style>
    <style:style style:name="T10" style:family="text">
      <style:text-properties officeooo:rsid="01e2e872"/>
    </style:style>
    <style:style style:name="T11" style:family="text">
      <style:text-properties officeooo:rsid="01ed8561"/>
    </style:style>
    <style:style style:name="T12" style:family="text">
      <style:text-properties officeooo:rsid="01fa13bb"/>
    </style:style>
    <style:style style:name="T13" style:family="text">
      <style:text-properties officeooo:rsid="020779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SAI 495 MP<text:span text:style-name="T2">5</text:span>: <text:span text:style-name="T1">Canny Edge Detector from scratch</text:span></text:p>
      <text:p text:style-name="P1">Marthinus Johannes Nel</text:p>
      <text:p text:style-name="P3"><text:span text:style-name="T3">A </text:span>Canny edge detector is a multi-stage algorithm that detects edges in images by applying a series of filters to reduce noise, calculate image gradients, suppress non-maximum edges, and <text:span text:style-name="T3">using a high and low</text:span> <text:span text:style-name="T3">threshold with recursion</text:span> to determine final edge<text:span text:style-name="T4">s</text:span>.</text:p>
      <text:p text:style-name="P4"><text:span text:style-name="T5">1) </text:span><text:span text:style-name="T6">Gaussian smoothing</text:span><text:span text:style-name="T5">: </text:span><text:span text:style-name="T9">This function preforms </text:span>Gaussian smoothing <text:span text:style-name="T9">on a </text:span><text:span text:style-name="T11">gray scale </text:span><text:span text:style-name="T9">image with a given kernel size and standard deviation. This reduces the noise in the image.</text:span></text:p>
      <text:p text:style-name="P5"><text:span text:style-name="T10">2) </text:span><text:span text:style-name="T7">Image gradient</text:span><text:span text:style-name="T10">: </text:span><text:span text:style-name="T11">This function takes in the smoothed gray scale image and calculates the images gradient and magnitude. <text:s/></text:span>Sobel operators are used to compute the horizontal and vertical edges of the image <text:span text:style-name="T11">(Ix, Iy). The magnitude of the image </text:span>gradient is calculated by taking the square root of the sum of the squares of the horizontal and vertical edge<text:span text:style-name="T11">s and t</text:span>he direction of the image gradient is calculated using the <text:span text:style-name="T11">arctan2</text:span> of the vertical and horizontal edges.</text:p>
      <text:p text:style-name="P6">3) <text:span text:style-name="T8">Compute thresholds</text:span><text:span text:style-name="T13">: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47:05.906462729</meta:creation-date>
    <meta:generator>LibreOffice/7.3.7.2$Linux_X86_64 LibreOffice_project/30$Build-2</meta:generator>
    <dc:date>2023-04-23T20:00:32.179677467</dc:date>
    <meta:editing-duration>PT3H42M41S</meta:editing-duration>
    <meta:editing-cycles>62</meta:editing-cycles>
    <meta:document-statistic meta:table-count="0" meta:image-count="0" meta:object-count="0" meta:page-count="1" meta:paragraph-count="6" meta:word-count="161" meta:character-count="984" meta:non-whitespace-character-count="827"/>
  </office:meta>
</office:document-meta>
</file>